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7da647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6633" draw:textarea-horizontal-align="center" draw:textarea-vertical-align="middle"/>
    </style:style>
    <style:style style:name="gr8" style:family="graphic" style:parent-style-name="standard">
      <style:graphic-properties draw:fill="solid" draw:fill-color="#7da647"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draw:fill="solid" draw:fill-color="#ccffff" draw:textarea-horizontal-align="center" draw:textarea-vertical-align="middle"/>
    </style:style>
    <style:style style:name="gr11" style:family="graphic" style:parent-style-name="standard">
      <style:graphic-properties draw:fill="solid" draw:fill-color="#83caff" draw:textarea-horizontal-align="center" draw:textarea-vertical-align="middle"/>
    </style:style>
    <style:style style:name="gr12" style:family="graphic" style:parent-style-name="standard">
      <style:graphic-properties draw:fill="solid" draw:fill-color="#ccccff" draw:textarea-horizontal-align="center" draw:textarea-vertical-align="middle"/>
    </style:style>
    <style:style style:name="gr13" style:family="graphic" style:parent-style-name="standard">
      <style:graphic-properties draw:fill="solid" draw:fill-color="#ccffff" draw:textarea-horizontal-align="center" draw:textarea-vertical-align="middle"/>
    </style:style>
    <style:style style:name="gr14" style:family="graphic" style:parent-style-name="standard">
      <style:graphic-properties draw:fill="solid" draw:fill-color="#ccccff" draw:textarea-horizontal-align="center" draw:textarea-vertical-align="middle"/>
    </style:style>
    <style:style style:name="gr15" style:family="graphic" style:parent-style-name="standard">
      <style:graphic-properties draw:fill="solid" draw:fill-color="#ff8080" draw:textarea-horizontal-align="center" draw:textarea-vertical-align="middle"/>
    </style:style>
    <style:style style:name="gr16" style:family="graphic" style:parent-style-name="standard">
      <style:graphic-properties draw:fill="solid" draw:fill-color="#ff8080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999999" draw:textarea-horizontal-align="center" draw:textarea-vertical-align="middle"/>
    </style:style>
    <style:style style:name="gr19" style:family="graphic" style:parent-style-name="standard">
      <style:graphic-properties draw:fill="solid" draw:fill-color="#999999" draw:textarea-horizontal-align="center" draw:textarea-vertical-align="middle"/>
    </style:style>
    <style:style style:name="gr20" style:family="graphic" style:parent-style-name="standard">
      <style:graphic-properties draw:stroke="dash" draw:stroke-dash="Fine_20_Dashed" svg:stroke-width="0.1cm" svg:stroke-color="#7da647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solid" draw:fill-color="#7da647" draw:textarea-horizontal-align="center" draw:textarea-vertical-align="middle"/>
    </style:style>
    <style:style style:name="gr22" style:family="graphic" style:parent-style-name="standard">
      <style:graphic-properties draw:stroke="solid" draw:stroke-dash="Fine_20_Dashed" svg:stroke-width="0.1cm" svg:stroke-color="#7da647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24" style:family="graphic" style:parent-style-name="standard">
      <style:graphic-properties draw:stroke="solid" draw:stroke-dash="Fine_20_Dashed" svg:stroke-width="0.1cm" svg:stroke-color="#9966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" svg:stroke-width="0.1cm" svg:stroke-color="#cc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dash" draw:stroke-dash="Fine_20_Dashed" svg:stroke-width="0.1cm" svg:stroke-color="#9966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solid" draw:fill-color="#ccffff" draw:textarea-horizontal-align="center" draw:textarea-vertical-align="middle"/>
    </style:style>
    <style:style style:name="gr28" style:family="graphic" style:parent-style-name="standard">
      <style:graphic-properties draw:stroke="dash" draw:stroke-dash="Fine_20_Dashed" svg:stroke-width="0.1cm" svg:stroke-color="#cc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dash" draw:stroke-dash="Fine_20_Dashed" svg:stroke-width="0.1cm" svg:stroke-color="#aec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gr32" style:family="graphic" style:parent-style-name="standard">
      <style:graphic-properties draw:stroke="none" svg:stroke-color="#ff8080" draw:fill="solid" draw:fill-color="#ff8080" draw:textarea-horizontal-align="center" draw:textarea-vertical-align="middle"/>
    </style:style>
    <style:style style:name="gr33" style:family="graphic" style:parent-style-name="standard">
      <style:graphic-properties draw:stroke="dash" draw:stroke-dash="Fine_20_Dashed" svg:stroke-width="0.1cm" svg:stroke-color="#ff8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35" style:family="graphic" style:parent-style-name="standard">
      <style:graphic-properties draw:stroke="dash" draw:stroke-dash="Fine_20_Dashed" svg:stroke-color="#999999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solid" draw:fill-color="#9966cc" draw:textarea-horizontal-align="justify" draw:textarea-vertical-align="middle" draw:auto-grow-height="false"/>
    </style:style>
    <style:style style:name="gr38" style:family="graphic" style:parent-style-name="standard">
      <style:graphic-properties draw:stroke="none" draw:fill="solid" draw:fill-color="#ffff66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="solid" draw:fill-color="#e6e6ff" draw:textarea-horizontal-align="justify" draw:textarea-vertical-align="middle" draw:auto-grow-height="false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Daniel Black'" style:font-pitch="variable" fo:font-size="18pt"/>
    </style:style>
    <style:style style:name="P5" style:family="paragraph">
      <style:text-properties fo:font-family="'Daniel Black'" style:font-pitch="variable" fo:font-size="12pt" style:font-size-asian="12pt" style:font-size-complex="12pt"/>
    </style:style>
    <style:style style:name="P6" style:family="paragraph">
      <style:text-properties fo:font-family="'Daniel Black'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family="'Daniel Black'" style:font-pitch="variable"/>
    </style:style>
    <style:style style:name="P8" style:family="paragraph">
      <style:paragraph-properties fo:text-align="center"/>
      <style:text-properties fo:font-family="'Daniel Black'" style:font-pitch="variable"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Daniel Black'" style:font-pitch="variable" fo:font-size="18pt"/>
    </style:style>
    <style:style style:name="T3" style:family="text">
      <style:text-properties fo:font-family="'Daniel Black'" style:font-pitch="variable" fo:font-size="12pt" style:font-size-asian="12pt" style:font-size-complex="12pt"/>
    </style:style>
    <style:style style:name="T4" style:family="text">
      <style:text-properties fo:font-family="'Daniel Black'" style:font-pitch="variable" fo:font-size="10pt" style:font-size-asian="10pt" style:font-size-complex="10pt"/>
    </style:style>
    <style:style style:name="T5" style:family="text">
      <style:text-properties fo:font-family="'Daniel Black'" style:font-pitch="variable"/>
    </style:style>
    <style:style style:name="T6" style:family="text">
      <style:text-properties fo:font-family="'Daniel Black'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cm" svg:height="2cm" svg:x="22cm" svg:y="6cm">
          <text:p text:style-name="P1">srv-1</text:p>
        </draw:rect>
        <draw:rect draw:style-name="gr2" draw:text-style-name="P2" draw:layer="layout" svg:width="2cm" svg:height="1.5cm" svg:x="20.5cm" svg:y="10.5cm">
          <text:p text:style-name="P1"><text:span text:style-name="T1">Host-1</text:span></text:p>
        </draw:rect>
        <draw:line draw:style-name="gr3" draw:text-style-name="P1" draw:layer="layout" svg:x1="18cm" svg:y1="13.5cm" svg:x2="20cm" svg:y2="14.5cm">
          <text:p/>
        </draw:line>
        <draw:ellipse draw:style-name="gr4" draw:text-style-name="P1" draw:layer="layout" svg:width="3cm" svg:height="2cm" svg:x="4.5cm" svg:y="11.801cm">
          <text:p text:style-name="P1">Chk 1</text:p>
        </draw:ellipse>
        <draw:frame draw:style-name="gr5" draw:text-style-name="P3" draw:layer="layout" svg:width="4.706cm" svg:height="0.725cm" svg:x="10cm" svg:y="9.5cm">
          <draw:text-box>
            <text:p><text:span text:style-name="T1">Check return = Critical</text:span></text:p>
          </draw:text-box>
        </draw:frame>
        <draw:line draw:style-name="gr6" draw:text-style-name="P1" draw:layer="layout" svg:x1="5.5cm" svg:y1="13.801cm" svg:x2="4cm" svg:y2="15.801cm">
          <text:p/>
        </draw:line>
        <draw:ellipse draw:style-name="gr7" draw:text-style-name="P1" draw:layer="layout" svg:width="3cm" svg:height="2cm" svg:x="2cm" svg:y="15.801cm">
          <text:p text:style-name="P1">Chk 2</text:p>
        </draw:ellipse>
        <draw:line draw:style-name="gr3" draw:text-style-name="P1" draw:layer="layout" svg:x1="7.5cm" svg:y1="13cm" svg:x2="11.5cm" svg:y2="13cm">
          <text:p/>
        </draw:line>
        <draw:ellipse draw:style-name="gr7" draw:text-style-name="P1" draw:layer="layout" svg:width="3cm" svg:height="2cm" svg:x="5.5cm" svg:y="15.801cm">
          <text:p text:style-name="P1">Chk 3</text:p>
        </draw:ellipse>
        <draw:ellipse draw:style-name="gr7" draw:text-style-name="P1" draw:layer="layout" svg:width="3cm" svg:height="2cm" svg:x="9cm" svg:y="15.801cm">
          <text:p text:style-name="P1">Chk 4</text:p>
        </draw:ellipse>
        <draw:line draw:style-name="gr6" draw:text-style-name="P1" draw:layer="layout" svg:x1="5.5cm" svg:y1="13.801cm" svg:x2="6.5cm" svg:y2="15.801cm">
          <text:p/>
        </draw:line>
        <draw:line draw:style-name="gr6" draw:text-style-name="P1" draw:layer="layout" svg:x1="5.5cm" svg:y1="13.801cm" svg:x2="10cm" svg:y2="15.801cm">
          <text:p/>
        </draw:line>
        <draw:line draw:style-name="gr6" draw:text-style-name="P1" draw:layer="layout" svg:x1="24cm" svg:y1="8cm" svg:x2="21.5cm" svg:y2="10.5cm">
          <text:p/>
        </draw:line>
        <draw:rect draw:style-name="gr2" draw:text-style-name="P2" draw:layer="layout" svg:width="2cm" svg:height="1.5cm" svg:x="23.5cm" svg:y="10.5cm">
          <text:p text:style-name="P1"><text:span text:style-name="T1">srv-2</text:span></text:p>
        </draw:rect>
        <draw:line draw:style-name="gr6" draw:text-style-name="P1" draw:layer="layout" svg:x1="24cm" svg:y1="8cm" svg:x2="24.5cm" svg:y2="10.5cm">
          <text:p/>
        </draw:line>
        <draw:line draw:style-name="gr6" draw:text-style-name="P1" draw:layer="layout" svg:x1="24cm" svg:y1="8cm" svg:x2="27.5cm" svg:y2="10.5cm">
          <text:p/>
        </draw:line>
        <draw:rect draw:style-name="gr2" draw:text-style-name="P2" draw:layer="layout" svg:width="2cm" svg:height="1.5cm" svg:x="26.5cm" svg:y="10.5cm">
          <text:p text:style-name="P1"><text:span text:style-name="T1">srv-3</text:span></text:p>
        </draw:rect>
        <draw:frame draw:style-name="gr5" draw:text-style-name="P3" draw:layer="layout" svg:width="2.013cm" svg:height="0.725cm" svg:x="24.491cm" svg:y="9.5cm">
          <draw:text-box>
            <text:p><text:span text:style-name="T1">srv_dep</text:span></text:p>
          </draw:text-box>
        </draw:frame>
        <draw:frame draw:style-name="gr5" draw:text-style-name="P3" draw:layer="layout" svg:width="4.447cm" svg:height="1.199cm" svg:x="8.5cm" svg:y="13.801cm">
          <draw:text-box>
            <text:p><text:span text:style-name="T1">Raise dep checks (if</text:span></text:p>
            <text:p><text:span text:style-name="T1">not in cache horizon)</text:span></text:p>
          </draw:text-box>
        </draw:frame>
        <draw:frame draw:style-name="gr5" draw:text-style-name="P3" draw:layer="layout" svg:width="2.915cm" svg:height="1.199cm" svg:x="4cm" svg:y="10.801cm">
          <draw:text-box>
            <text:p><text:span text:style-name="T1">Depends on:</text:span></text:p>
            <text:p><text:span text:style-name="T1">2,3,4</text:span></text:p>
          </draw:text-box>
        </draw:frame>
        <draw:frame draw:style-name="gr5" draw:text-style-name="P3" draw:layer="layout" svg:width="3.622cm" svg:height="1.199cm" svg:x="1.5cm" svg:y="17.801cm">
          <draw:text-box>
            <text:p><text:span text:style-name="T1">Depends on me:</text:span></text:p>
            <text:p><text:span text:style-name="T1">1, 5</text:span></text:p>
          </draw:text-box>
        </draw:frame>
        <draw:frame draw:style-name="gr5" draw:text-style-name="P3" draw:layer="layout" svg:width="3.622cm" svg:height="1.199cm" svg:x="5.374cm" svg:y="17.801cm">
          <draw:text-box>
            <text:p><text:span text:style-name="T1">Depends on me:</text:span></text:p>
            <text:p><text:span text:style-name="T1">1</text:span></text:p>
          </draw:text-box>
        </draw:frame>
        <draw:frame draw:style-name="gr5" draw:text-style-name="P3" draw:layer="layout" svg:width="3.622cm" svg:height="1.199cm" svg:x="8.874cm" svg:y="17.801cm">
          <draw:text-box>
            <text:p><text:span text:style-name="T1">Depends on me:</text:span></text:p>
            <text:p><text:span text:style-name="T1">1</text:span></text:p>
          </draw:text-box>
        </draw:frame>
        <draw:ellipse draw:style-name="gr4" draw:text-style-name="P1" draw:layer="layout" svg:width="3cm" svg:height="2cm" svg:x="1.5cm" svg:y="8.301cm">
          <text:p text:style-name="P1">Chk 5</text:p>
        </draw:ellipse>
        <draw:frame draw:style-name="gr5" draw:text-style-name="P3" draw:layer="layout" svg:width="4.706cm" svg:height="0.725cm" svg:x="6.5cm" svg:y="4.275cm">
          <draw:text-box>
            <text:p><text:span text:style-name="T1">Check return = Critical</text:span></text:p>
          </draw:text-box>
        </draw:frame>
        <draw:line draw:style-name="gr3" draw:text-style-name="P1" draw:layer="layout" svg:x1="12cm" svg:y1="8cm" svg:x2="7cm" svg:y2="12cm">
          <text:p/>
        </draw:line>
        <draw:line draw:style-name="gr6" draw:text-style-name="P1" draw:layer="layout" svg:x1="3cm" svg:y1="10.301cm" svg:x2="4cm" svg:y2="15.801cm">
          <text:p/>
        </draw:line>
        <draw:frame draw:style-name="gr5" draw:text-style-name="P3" draw:layer="layout" svg:width="2.915cm" svg:height="1.199cm" svg:x="1.585cm" svg:y="7.102cm">
          <draw:text-box>
            <text:p><text:span text:style-name="T1">Depends on:</text:span></text:p>
            <text:p><text:span text:style-name="T1">2</text:span></text:p>
          </draw:text-box>
        </draw:frame>
        <draw:rect draw:style-name="gr1" draw:text-style-name="P1" draw:layer="layout" svg:width="4cm" svg:height="2cm" svg:x="19.5cm" svg:y="2cm">
          <text:p text:style-name="P1">srv-5</text:p>
        </draw:rect>
        <draw:line draw:style-name="gr6" draw:text-style-name="P1" draw:layer="layout" svg:x1="21.5cm" svg:y1="4cm" svg:x2="21.5cm" svg:y2="10.5cm">
          <text:p/>
        </draw:line>
        <draw:frame draw:style-name="gr5" draw:text-style-name="P3" draw:layer="layout" svg:width="7.106cm" svg:height="1.673cm" svg:x="11.881cm" svg:y="11.827cm">
          <draw:text-box>
            <text:p><text:span text:style-name="T1">Check return = Critical</text:span></text:p>
            <text:p><text:span text:style-name="T1">For one of 2,3,4? → not the fault of</text:span></text:p>
            <text:p><text:span text:style-name="T1">Chk 1 or 5, so no notifications</text:span></text:p>
          </draw:text-box>
        </draw:frame>
        <draw:ellipse draw:style-name="gr8" draw:text-style-name="P1" draw:layer="layout" svg:width="1.5cm" svg:height="1cm" svg:x="18cm" svg:y="18.5cm">
          <text:p/>
        </draw:ellipse>
        <draw:frame draw:style-name="gr5" draw:text-style-name="P3" draw:layer="layout" svg:width="1.967cm" svg:height="0.725cm" svg:x="19.817cm" svg:y="18.775cm">
          <draw:text-box>
            <text:p><text:span text:style-name="T1">waitdep</text:span></text:p>
          </draw:text-box>
        </draw:frame>
        <draw:ellipse draw:style-name="gr9" draw:text-style-name="P1" draw:layer="layout" svg:width="1.5cm" svg:height="1cm" svg:x="23cm" svg:y="17cm">
          <text:p/>
        </draw:ellipse>
        <draw:frame draw:style-name="gr5" draw:text-style-name="P3" draw:layer="layout" svg:width="3.859cm" svg:height="0.725cm" svg:x="24.649cm" svg:y="17.275cm">
          <draw:text-box>
            <text:p><text:span text:style-name="T1">havetoresolvedep</text:span></text:p>
          </draw:text-box>
        </draw:frame>
        <draw:line draw:style-name="gr3" draw:text-style-name="P1" draw:layer="layout" svg:x1="23cm" svg:y1="6cm" svg:x2="15.5cm" svg:y2="2.5cm">
          <text:p/>
        </draw:line>
        <draw:frame draw:style-name="gr5" draw:text-style-name="P3" draw:layer="layout" svg:width="2.276cm" svg:height="0.725cm" svg:x="17.224cm" svg:y="4.275cm">
          <draw:text-box>
            <text:p><text:span text:style-name="T1">Schedule</text:span></text:p>
          </draw:text-box>
        </draw:frame>
        <draw:ellipse draw:style-name="gr10" draw:text-style-name="P1" draw:layer="layout" svg:width="2.5cm" svg:height="1.5cm" svg:x="13cm" svg:y="1.5cm">
          <text:p text:style-name="P1">Chk 1</text:p>
        </draw:ellipse>
        <draw:line draw:style-name="gr3" draw:text-style-name="P1" draw:layer="layout" svg:x1="14.5cm" svg:y1="3cm" svg:x2="14cm" svg:y2="4.5cm">
          <text:p/>
        </draw:line>
        <draw:rect draw:style-name="gr11" draw:text-style-name="P2" draw:layer="layout" svg:width="3.5cm" svg:height="2cm" svg:x="4cm" svg:y="2cm">
          <text:p text:style-name="P1"><text:span text:style-name="T1">Poller</text:span></text:p>
        </draw:rect>
        <draw:line draw:style-name="gr3" draw:text-style-name="P1" draw:layer="layout" svg:x1="7.5cm" svg:y1="2.5cm" svg:x2="12.5cm" svg:y2="2.5cm">
          <text:p/>
        </draw:line>
        <draw:frame draw:style-name="gr5" draw:text-style-name="P3" draw:layer="layout" svg:width="3.626cm" svg:height="0.725cm" svg:x="8.5cm" svg:y="1.775cm">
          <draw:text-box>
            <text:p><text:span text:style-name="T1">Get and execute</text:span></text:p>
          </draw:text-box>
        </draw:frame>
        <draw:line draw:style-name="gr3" draw:text-style-name="P1" draw:layer="layout" svg:x1="7.5cm" svg:y1="2.5cm" svg:x2="12.5cm" svg:y2="5cm">
          <text:p/>
        </draw:line>
        <draw:ellipse draw:style-name="gr12" draw:text-style-name="P1" draw:layer="layout" svg:width="2.5cm" svg:height="1.5cm" svg:x="12cm" svg:y="7cm">
          <text:p text:style-name="P1">Chk 1</text:p>
        </draw:ellipse>
        <draw:frame draw:style-name="gr5" draw:text-style-name="P3" draw:layer="layout" svg:width="2.318cm" svg:height="0.725cm" svg:x="7.678cm" svg:y="9.275cm">
          <draw:text-box>
            <text:p><text:span text:style-name="T1">Consume</text:span></text:p>
          </draw:text-box>
        </draw:frame>
        <draw:frame draw:style-name="gr5" draw:text-style-name="P3" draw:layer="layout" svg:width="1.946cm" svg:height="0.725cm" svg:x="13.5cm" svg:y="15.775cm">
          <draw:text-box>
            <text:p><text:span text:style-name="T1">Status :</text:span></text:p>
          </draw:text-box>
        </draw:frame>
        <draw:ellipse draw:style-name="gr13" draw:text-style-name="P1" draw:layer="layout" svg:width="1.5cm" svg:height="1cm" svg:x="13.559cm" svg:y="18.5cm">
          <text:p/>
        </draw:ellipse>
        <draw:frame draw:style-name="gr5" draw:text-style-name="P3" draw:layer="layout" svg:width="2.441cm" svg:height="0.725cm" svg:x="15.059cm" svg:y="18.775cm">
          <draw:text-box>
            <text:p><text:span text:style-name="T1">scheduled</text:span></text:p>
          </draw:text-box>
        </draw:frame>
        <draw:ellipse draw:style-name="gr14" draw:text-style-name="P1" draw:layer="layout" svg:width="1.5cm" svg:height="1cm" svg:x="18cm" svg:y="17cm">
          <text:p/>
        </draw:ellipse>
        <draw:frame draw:style-name="gr5" draw:text-style-name="P3" draw:layer="layout" svg:width="2.979cm" svg:height="0.725cm" svg:x="19.521cm" svg:y="17cm">
          <draw:text-box>
            <text:p><text:span text:style-name="T1">waitconsume</text:span></text:p>
          </draw:text-box>
        </draw:frame>
        <draw:ellipse draw:style-name="gr15" draw:text-style-name="P1" draw:layer="layout" svg:width="2.5cm" svg:height="1.5cm" svg:x="13cm" svg:y="4.5cm">
          <text:p text:style-name="P1">Chk 1</text:p>
        </draw:ellipse>
        <draw:ellipse draw:style-name="gr16" draw:text-style-name="P1" draw:layer="layout" svg:width="1.5cm" svg:height="1cm" svg:x="13.5cm" svg:y="17cm">
          <text:p/>
        </draw:ellipse>
        <draw:frame draw:style-name="gr5" draw:text-style-name="P3" draw:layer="layout" svg:width="1.869cm" svg:height="0.725cm" svg:x="15cm" svg:y="17.275cm">
          <draw:text-box>
            <text:p><text:span text:style-name="T1">inpoller</text:span></text:p>
          </draw:text-box>
        </draw:frame>
        <draw:line draw:style-name="gr17" draw:text-style-name="P1" draw:layer="layout" svg:x1="13cm" svg:y1="19.5cm" svg:x2="13cm" svg:y2="16.5cm">
          <text:p/>
        </draw:line>
        <draw:line draw:style-name="gr17" draw:text-style-name="P1" draw:layer="layout" svg:x1="28.5cm" svg:y1="16.5cm" svg:x2="13cm" svg:y2="16.5cm">
          <text:p/>
        </draw:line>
        <draw:frame draw:style-name="gr5" draw:text-style-name="P3" draw:layer="layout" svg:width="2.344cm" svg:height="0.725cm" svg:x="11.656cm" svg:y="3.275cm">
          <draw:text-box>
            <text:p><text:span text:style-name="T1">(after get)</text:span></text:p>
          </draw:text-box>
        </draw:frame>
        <draw:frame draw:style-name="gr5" draw:text-style-name="P3" draw:layer="layout" svg:width="3.376cm" svg:height="0.725cm" svg:x="14cm" svg:y="6.275cm">
          <draw:text-box>
            <text:p><text:span text:style-name="T1">(wait consume)</text:span></text:p>
          </draw:text-box>
        </draw:frame>
        <draw:line draw:style-name="gr3" draw:text-style-name="P1" draw:layer="layout" svg:x1="14.127cm" svg:y1="6.053cm" svg:x2="13.5cm" svg:y2="7cm">
          <text:p/>
        </draw:line>
        <draw:ellipse draw:style-name="gr18" draw:text-style-name="P1" draw:layer="layout" svg:width="3cm" svg:height="2cm" svg:x="20cm" svg:y="14cm">
          <text:p text:style-name="P1">Chk 1</text:p>
        </draw:ellipse>
        <draw:ellipse draw:style-name="gr19" draw:text-style-name="P1" draw:layer="layout" svg:width="1.5cm" svg:height="1cm" svg:x="23cm" svg:y="18.5cm">
          <text:p/>
        </draw:ellipse>
        <draw:frame draw:style-name="gr5" draw:text-style-name="P3" draw:layer="layout" svg:width="1.632cm" svg:height="0.725cm" svg:x="24.868cm" svg:y="18.775cm">
          <draw:text-box>
            <text:p><text:span text:style-name="T1">zombi</text:span></text:p>
          </draw:text-box>
        </draw:frame>
        <draw:line draw:style-name="gr3" draw:text-style-name="P1" draw:layer="layout" svg:x1="23cm" svg:y1="15cm" svg:x2="25cm" svg:y2="15cm">
          <text:p/>
        </draw:line>
        <draw:frame draw:style-name="gr5" draw:text-style-name="P3" draw:layer="layout" svg:width="2.085cm" svg:height="0.725cm" svg:x="25cm" svg:y="14.775cm">
          <draw:text-box>
            <text:p><text:span text:style-name="T1">/dev/null</text:span></text:p>
          </draw:text-box>
        </draw:frame>
      </draw:page>
      <draw:page draw:name="page2" draw:style-name="dp1" draw:master-page-name="Standard">
        <draw:line draw:style-name="gr20" draw:text-style-name="P1" draw:layer="layout" svg:x1="18cm" svg:y1="13.5cm" svg:x2="20cm" svg:y2="14.5cm">
          <text:p/>
        </draw:line>
        <draw:ellipse draw:style-name="gr21" draw:text-style-name="P4" draw:layer="layout" svg:width="3cm" svg:height="2cm" svg:x="4.5cm" svg:y="11.801cm">
          <text:p text:style-name="P1"><text:span text:style-name="T2">Chk 1</text:span></text:p>
        </draw:ellipse>
        <draw:frame draw:style-name="gr5" draw:text-style-name="P5" draw:layer="layout" svg:width="6.467cm" svg:height="0.874cm" svg:x="10cm" svg:y="9.5cm">
          <draw:text-box>
            <text:p><text:span text:style-name="T3">Check return = Critical</text:span></text:p>
          </draw:text-box>
        </draw:frame>
        <draw:line draw:style-name="gr22" draw:text-style-name="P1" draw:layer="layout" svg:x1="5.5cm" svg:y1="13.801cm" svg:x2="4cm" svg:y2="15.801cm">
          <text:p/>
        </draw:line>
        <draw:ellipse draw:style-name="gr23" draw:text-style-name="P4" draw:layer="layout" svg:width="3cm" svg:height="2cm" svg:x="2cm" svg:y="15.801cm">
          <text:p text:style-name="P1"><text:span text:style-name="T2">Chk 2</text:span></text:p>
        </draw:ellipse>
        <draw:line draw:style-name="gr20" draw:text-style-name="P1" draw:layer="layout" svg:x1="7.5cm" svg:y1="13cm" svg:x2="11.5cm" svg:y2="13cm">
          <text:p/>
        </draw:line>
        <draw:ellipse draw:style-name="gr23" draw:text-style-name="P4" draw:layer="layout" svg:width="3cm" svg:height="2cm" svg:x="5.5cm" svg:y="15.801cm">
          <text:p text:style-name="P1"><text:span text:style-name="T2">Chk 3</text:span></text:p>
        </draw:ellipse>
        <draw:ellipse draw:style-name="gr23" draw:text-style-name="P4" draw:layer="layout" svg:width="3cm" svg:height="2cm" svg:x="9cm" svg:y="15.801cm">
          <text:p text:style-name="P1"><text:span text:style-name="T2">Chk 4</text:span></text:p>
        </draw:ellipse>
        <draw:line draw:style-name="gr22" draw:text-style-name="P1" draw:layer="layout" svg:x1="5.5cm" svg:y1="13.801cm" svg:x2="6.5cm" svg:y2="15.801cm">
          <text:p/>
        </draw:line>
        <draw:line draw:style-name="gr22" draw:text-style-name="P1" draw:layer="layout" svg:x1="5.5cm" svg:y1="13.801cm" svg:x2="10cm" svg:y2="15.801cm">
          <text:p/>
        </draw:line>
        <draw:line draw:style-name="gr24" draw:text-style-name="P1" draw:layer="layout" svg:x1="24cm" svg:y1="8cm" svg:x2="21.5cm" svg:y2="10.5cm">
          <text:p/>
        </draw:line>
        <draw:line draw:style-name="gr24" draw:text-style-name="P1" draw:layer="layout" svg:x1="24cm" svg:y1="8cm" svg:x2="24.5cm" svg:y2="10.5cm">
          <text:p/>
        </draw:line>
        <draw:line draw:style-name="gr24" draw:text-style-name="P1" draw:layer="layout" svg:x1="24cm" svg:y1="8cm" svg:x2="27.5cm" svg:y2="10.5cm">
          <text:p/>
        </draw:line>
        <draw:frame draw:style-name="gr5" draw:text-style-name="P5" draw:layer="layout" svg:width="2.623cm" svg:height="0.874cm" svg:x="25.877cm" svg:y="8.626cm">
          <draw:text-box>
            <text:p><text:span text:style-name="T3">srv_dep</text:span></text:p>
          </draw:text-box>
        </draw:frame>
        <draw:frame draw:style-name="gr5" draw:text-style-name="P5" draw:layer="layout" svg:width="5.684cm" svg:height="1.497cm" svg:x="8.5cm" svg:y="13.801cm">
          <draw:text-box>
            <text:p><text:span text:style-name="T3">Raise dep checks (if</text:span></text:p>
            <text:p><text:span text:style-name="T3">not in cache horizon)</text:span></text:p>
          </draw:text-box>
        </draw:frame>
        <draw:frame draw:style-name="gr5" draw:text-style-name="P5" draw:layer="layout" svg:width="3.262cm" svg:height="1.497cm" svg:x="4cm" svg:y="10.501cm">
          <draw:text-box>
            <text:p><text:span text:style-name="T3">Depends on:</text:span></text:p>
            <text:p><text:span text:style-name="T3">2,3,4</text:span></text:p>
          </draw:text-box>
        </draw:frame>
        <draw:frame draw:style-name="gr5" draw:text-style-name="P5" draw:layer="layout" svg:width="4.138cm" svg:height="1.497cm" svg:x="1.2cm" svg:y="17.801cm">
          <draw:text-box>
            <text:p><text:span text:style-name="T3">Depends on me:</text:span></text:p>
            <text:p><text:span text:style-name="T3">1, 5</text:span></text:p>
          </draw:text-box>
        </draw:frame>
        <draw:frame draw:style-name="gr5" draw:text-style-name="P5" draw:layer="layout" svg:width="4.138cm" svg:height="1.497cm" svg:x="5.074cm" svg:y="17.801cm">
          <draw:text-box>
            <text:p><text:span text:style-name="T3">Depends on me:</text:span></text:p>
            <text:p><text:span text:style-name="T3">1</text:span></text:p>
          </draw:text-box>
        </draw:frame>
        <draw:frame draw:style-name="gr5" draw:text-style-name="P5" draw:layer="layout" svg:width="4.138cm" svg:height="1.497cm" svg:x="8.874cm" svg:y="17.801cm">
          <draw:text-box>
            <text:p><text:span text:style-name="T3">Depends on me:</text:span></text:p>
            <text:p><text:span text:style-name="T3">1</text:span></text:p>
          </draw:text-box>
        </draw:frame>
        <draw:ellipse draw:style-name="gr21" draw:text-style-name="P4" draw:layer="layout" svg:width="3cm" svg:height="2cm" svg:x="1.5cm" svg:y="8.301cm">
          <text:p text:style-name="P1"><text:span text:style-name="T2">Chk 5</text:span></text:p>
        </draw:ellipse>
        <draw:frame draw:style-name="gr5" draw:text-style-name="P5" draw:layer="layout" svg:width="6.467cm" svg:height="0.874cm" svg:x="5cm" svg:y="4.475cm">
          <draw:text-box>
            <text:p><text:span text:style-name="T3">Check return = Critical</text:span></text:p>
          </draw:text-box>
        </draw:frame>
        <draw:line draw:style-name="gr25" draw:text-style-name="P1" draw:layer="layout" svg:x1="12cm" svg:y1="8cm" svg:x2="7cm" svg:y2="12cm">
          <text:p/>
        </draw:line>
        <draw:line draw:style-name="gr22" draw:text-style-name="P1" draw:layer="layout" svg:x1="3cm" svg:y1="10.301cm" svg:x2="4cm" svg:y2="15.801cm">
          <text:p/>
        </draw:line>
        <draw:frame draw:style-name="gr5" draw:text-style-name="P5" draw:layer="layout" svg:width="3.262cm" svg:height="1.497cm" svg:x="1.585cm" svg:y="7.102cm">
          <draw:text-box>
            <text:p><text:span text:style-name="T3">Depends on:</text:span></text:p>
            <text:p><text:span text:style-name="T3">2</text:span></text:p>
          </draw:text-box>
        </draw:frame>
        <draw:line draw:style-name="gr24" draw:text-style-name="P1" draw:layer="layout" svg:x1="21.5cm" svg:y1="4cm" svg:x2="21.5cm" svg:y2="10.5cm">
          <text:p/>
        </draw:line>
        <draw:frame draw:style-name="gr5" draw:text-style-name="P6" draw:layer="layout" svg:width="8.524cm" svg:height="1.802cm" svg:x="11.681cm" svg:y="11.727cm">
          <draw:text-box>
            <text:p><text:span text:style-name="T4">Check return = Critical</text:span></text:p>
            <text:p><text:span text:style-name="T4">For one of 2,3,4? → not the fault of</text:span></text:p>
            <text:p><text:span text:style-name="T4">Chk 1 or 5, so no notifications</text:span></text:p>
          </draw:text-box>
        </draw:frame>
        <draw:line draw:style-name="gr26" draw:text-style-name="P1" draw:layer="layout" svg:x1="22cm" svg:y1="5.5cm" svg:x2="15.5cm" svg:y2="2.5cm">
          <text:p/>
        </draw:line>
        <draw:frame draw:style-name="gr5" draw:text-style-name="P5" draw:layer="layout" svg:width="2.547cm" svg:height="0.874cm" svg:x="17.224cm" svg:y="4.275cm">
          <draw:text-box>
            <text:p><text:span text:style-name="T3">Schedule</text:span></text:p>
          </draw:text-box>
        </draw:frame>
        <draw:ellipse draw:style-name="gr27" draw:text-style-name="P4" draw:layer="layout" svg:width="2.5cm" svg:height="1.5cm" svg:x="13cm" svg:y="1.5cm">
          <text:p text:style-name="P1"><text:span text:style-name="T2">Chk 1</text:span></text:p>
        </draw:ellipse>
        <draw:line draw:style-name="gr28" draw:text-style-name="P1" draw:layer="layout" svg:x1="14.5cm" svg:y1="3cm" svg:x2="14cm" svg:y2="4.5cm">
          <text:p/>
        </draw:line>
        <draw:line draw:style-name="gr29" draw:text-style-name="P1" draw:layer="layout" svg:x1="7.5cm" svg:y1="2.5cm" svg:x2="12.5cm" svg:y2="2.5cm">
          <text:p/>
        </draw:line>
        <draw:frame draw:style-name="gr5" draw:text-style-name="P5" draw:layer="layout" svg:width="4.685cm" svg:height="0.874cm" svg:x="7.7cm" svg:y="1.775cm">
          <draw:text-box>
            <text:p><text:span text:style-name="T3">Get and execute</text:span></text:p>
          </draw:text-box>
        </draw:frame>
        <draw:line draw:style-name="gr29" draw:text-style-name="P1" draw:layer="layout" svg:x1="7.5cm" svg:y1="2.5cm" svg:x2="12.5cm" svg:y2="5cm">
          <text:p/>
        </draw:line>
        <draw:ellipse draw:style-name="gr30" draw:text-style-name="P4" draw:layer="layout" svg:width="2.5cm" svg:height="1.5cm" svg:x="12cm" svg:y="7cm">
          <text:p text:style-name="P1"><text:span text:style-name="T2">Chk 1</text:span></text:p>
        </draw:ellipse>
        <draw:frame draw:style-name="gr5" draw:text-style-name="P5" draw:layer="layout" svg:width="2.487cm" svg:height="0.874cm" svg:x="7.378cm" svg:y="8.975cm">
          <draw:text-box>
            <text:p><text:span text:style-name="T3">Consume</text:span></text:p>
          </draw:text-box>
        </draw:frame>
        <draw:frame draw:style-name="gr31" draw:text-style-name="P5" draw:layer="layout" svg:width="2.551cm" svg:height="0.874cm" svg:x="13.3cm" svg:y="15.7cm">
          <draw:text-box>
            <text:p><text:span text:style-name="T3">Status :</text:span></text:p>
          </draw:text-box>
        </draw:frame>
        <draw:ellipse draw:style-name="gr32" draw:text-style-name="P4" draw:layer="layout" svg:width="2.5cm" svg:height="1.5cm" svg:x="13cm" svg:y="4.5cm">
          <text:p text:style-name="P1"><text:span text:style-name="T2">Chk 1</text:span></text:p>
        </draw:ellipse>
        <draw:frame draw:style-name="gr5" draw:text-style-name="P5" draw:layer="layout" svg:width="3.44cm" svg:height="0.874cm" svg:x="12.256cm" svg:y="3.275cm">
          <draw:text-box>
            <text:p><text:span text:style-name="T3">(after get)</text:span></text:p>
          </draw:text-box>
        </draw:frame>
        <draw:frame draw:style-name="gr5" draw:text-style-name="P5" draw:layer="layout" svg:width="4.122cm" svg:height="0.874cm" svg:x="14cm" svg:y="6.275cm">
          <draw:text-box>
            <text:p><text:span text:style-name="T3">(wait consume)</text:span></text:p>
          </draw:text-box>
        </draw:frame>
        <draw:line draw:style-name="gr33" draw:text-style-name="P1" draw:layer="layout" svg:x1="14.127cm" svg:y1="6.053cm" svg:x2="13.5cm" svg:y2="7cm">
          <text:p/>
        </draw:line>
        <draw:ellipse draw:style-name="gr34" draw:text-style-name="P4" draw:layer="layout" svg:width="3cm" svg:height="2cm" svg:x="20cm" svg:y="14cm">
          <text:p text:style-name="P1"><text:span text:style-name="T2">Chk 1</text:span></text:p>
        </draw:ellipse>
        <draw:line draw:style-name="gr35" draw:text-style-name="P1" draw:layer="layout" svg:x1="23cm" svg:y1="15cm" svg:x2="25cm" svg:y2="15cm">
          <text:p/>
        </draw:line>
        <draw:frame draw:style-name="gr5" draw:text-style-name="P5" draw:layer="layout" svg:width="2.636cm" svg:height="0.874cm" svg:x="25cm" svg:y="14.575cm">
          <draw:text-box>
            <text:p><text:span text:style-name="T3">/dev/null</text:span></text:p>
          </draw:text-box>
        </draw:frame>
        <draw:custom-shape draw:style-name="gr36" draw:text-style-name="P7" draw:layer="layout" svg:width="4.5cm" svg:height="2.5cm" svg:x="3cm" svg:y="1.2cm">
          <text:p text:style-name="P1"><text:span text:style-name="T5">P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4.5cm" svg:height="2.5cm" svg:x="20cm" svg:y="1.5cm">
          <text:p text:style-name="P1"><text:span text:style-name="T5">srv-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draw:layer="layout" svg:width="4.5cm" svg:height="2.5cm" svg:x="22cm" svg:y="5.5cm">
          <text:p text:style-name="P1"><text:span text:style-name="T5">srv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2cm" svg:height="1.5cm" svg:x="20.5cm" svg:y="10.5cm">
          <text:p text:style-name="P1"><text:span text:style-name="T6">Host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2cm" svg:height="1.5cm" svg:x="23.5cm" svg:y="10.5cm">
          <text:p text:style-name="P1"><text:span text:style-name="T6">srv-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2cm" svg:height="1.5cm" svg:x="26.5cm" svg:y="10.5cm">
          <text:p text:style-name="P1"><text:span text:style-name="T6">srv-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16cm" svg:height="4cm" svg:x="13.5cm" svg:y="16.5cm">
          <text:p/>
          <draw:enhanced-geometry svg:viewBox="0 0 21600 21600" draw:path-stretchpoint-x="10800" draw:path-stretchpoint-y="10800" draw:text-areas="?f3 ?f4 ?f5 ?f6" draw:type="round-rectangle" draw:modifiers="1262.119528993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8" draw:text-style-name="P1" draw:layer="layout" svg:width="1.5cm" svg:height="1cm" svg:x="18.201cm" svg:y="18.601cm">
          <text:p/>
        </draw:ellipse>
        <draw:frame draw:style-name="gr5" draw:text-style-name="P5" draw:layer="layout" svg:width="2.483cm" svg:height="0.874cm" svg:x="20.018cm" svg:y="18.776cm">
          <draw:text-box>
            <text:p><text:span text:style-name="T3">waitdep</text:span></text:p>
          </draw:text-box>
        </draw:frame>
        <draw:ellipse draw:style-name="gr9" draw:text-style-name="P1" draw:layer="layout" svg:width="1.5cm" svg:height="1cm" svg:x="23.201cm" svg:y="17.101cm">
          <text:p/>
        </draw:ellipse>
        <draw:frame draw:style-name="gr5" draw:text-style-name="P5" draw:layer="layout" svg:width="4.74cm" svg:height="0.874cm" svg:x="24.85cm" svg:y="17.176cm">
          <draw:text-box>
            <text:p><text:span text:style-name="T3">havetoresolvedep</text:span></text:p>
          </draw:text-box>
        </draw:frame>
        <draw:ellipse draw:style-name="gr13" draw:text-style-name="P1" draw:layer="layout" svg:width="1.5cm" svg:height="1cm" svg:x="13.76cm" svg:y="18.601cm">
          <text:p/>
        </draw:ellipse>
        <draw:frame draw:style-name="gr5" draw:text-style-name="P5" draw:layer="layout" svg:width="2.733cm" svg:height="0.874cm" svg:x="15.26cm" svg:y="18.776cm">
          <draw:text-box>
            <text:p><text:span text:style-name="T3">scheduled</text:span></text:p>
          </draw:text-box>
        </draw:frame>
        <draw:ellipse draw:style-name="gr14" draw:text-style-name="P1" draw:layer="layout" svg:width="1.5cm" svg:height="1cm" svg:x="18.201cm" svg:y="17.101cm">
          <text:p/>
        </draw:ellipse>
        <draw:frame draw:style-name="gr5" draw:text-style-name="P5" draw:layer="layout" svg:width="3.47cm" svg:height="0.874cm" svg:x="19.722cm" svg:y="17.201cm">
          <draw:text-box>
            <text:p><text:span text:style-name="T3">waitconsume</text:span></text:p>
          </draw:text-box>
        </draw:frame>
        <draw:ellipse draw:style-name="gr16" draw:text-style-name="P1" draw:layer="layout" svg:width="1.5cm" svg:height="1cm" svg:x="13.701cm" svg:y="17.101cm">
          <text:p/>
        </draw:ellipse>
        <draw:frame draw:style-name="gr5" draw:text-style-name="P5" draw:layer="layout" svg:width="2.217cm" svg:height="0.874cm" svg:x="15.201cm" svg:y="17.276cm">
          <draw:text-box>
            <text:p><text:span text:style-name="T3">inpoller</text:span></text:p>
          </draw:text-box>
        </draw:frame>
        <draw:ellipse draw:style-name="gr19" draw:text-style-name="P1" draw:layer="layout" svg:width="1.5cm" svg:height="1cm" svg:x="23.201cm" svg:y="18.601cm">
          <text:p/>
        </draw:ellipse>
        <draw:frame draw:style-name="gr5" draw:text-style-name="P5" draw:layer="layout" svg:width="1.865cm" svg:height="0.874cm" svg:x="25.069cm" svg:y="18.776cm">
          <draw:text-box>
            <text:p><text:span text:style-name="T3">zomb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 LUA Thanks.</meta:initial-creator>
    <meta:creation-date>2009-07-08T15:50:36.30</meta:creation-date>
    <dc:date>2010-07-23T11:25:15</dc:date>
    <dc:creator>rfronteau </dc:creator>
    <meta:editing-duration>PT01H51M42S</meta:editing-duration>
    <meta:editing-cycles>27</meta:editing-cycles>
    <meta:generator>OpenOffice.org/3.2$Linux OpenOffice.org_project/320m12$Build-9483</meta:generator>
    <meta:document-statistic meta:object-count="125"/>
  </office:meta>
</office:document-meta>
</file>